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8pt" fo:font-weight="bold" style:font-size-asian="18pt" style:font-weight-asian="bold" style:font-size-complex="18pt"/>
    </style:style>
    <style:style style:name="P3" style:family="paragraph" style:parent-style-name="Standard" style:master-page-name="Standard">
      <style:paragraph-properties fo:text-align="center" style:justify-single-word="false" style:page-number="1"/>
    </style:style>
    <style:style style:name="T1" style:family="text">
      <style:text-properties fo:font-size="27pt" fo:font-weight="bold" style:font-size-asian="27pt" style:font-weight-asian="bold" style:font-size-complex="27pt"/>
    </style:style>
    <style:style style:name="T2" style:family="text">
      <style:text-properties fo:font-size="19pt" fo:font-weight="bold" style:font-size-asian="19pt" style:font-weight-asian="bold" style:font-size-complex="19pt"/>
    </style:style>
    <style:style style:name="T3" style:family="text">
      <style:text-properties fo:font-size="19pt" style:font-size-asian="19pt" style:font-size-complex="19pt"/>
    </style:style>
    <style:style style:name="T4" style:family="text">
      <style:text-properties fo:font-size="18pt" fo:font-weight="bold" style:font-size-asian="18pt" style:font-weight-asian="bold" style:font-size-complex="18pt"/>
    </style:style>
    <style:style style:name="T5" style:family="text">
      <style:text-properties fo:font-size="18pt" fo:font-weight="bold" officeooo:rsid="00128d79" style:font-size-asian="18pt" style:font-weight-asian="bold" style:font-size-complex="18pt"/>
    </style:style>
    <style:style style:name="T6" style:family="text">
      <style:text-properties fo:font-size="18pt" style:font-size-asian="18pt" style:font-size-complex="18pt"/>
    </style:style>
    <style:style style:name="T7" style:family="text">
      <style:text-properties fo:font-size="15pt" style:font-size-asian="15pt" style:font-size-complex="15pt"/>
    </style:style>
    <style:style style:name="T8" style:family="text">
      <style:text-properties fo:font-size="15pt" officeooo:rsid="00128d79" style:font-size-asian="15pt" style:font-size-complex="15pt"/>
    </style:style>
    <style:style style:name="T9" style:family="text">
      <style:text-properties fo:font-size="15pt" fo:font-weight="bold" style:font-size-asian="15pt" style:font-weight-asian="bold" style:font-size-complex="15pt"/>
    </style:style>
    <style:style style:name="T10" style:family="text">
      <style:text-properties fo:font-size="16pt" fo:font-weight="bold" style:font-size-asian="16pt" style:font-weight-asian="bold"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hase 3 Documentation: Development Part 1</text:span></text:p>
      <text:p text:style-name="P1"/>
      <text:p text:style-name="Standard"><text:span text:style-name="T2">Project:</text:span><text:span text:style-name="T3"> Big Data Analysis</text:span></text:p>
      <text:p text:style-name="P1"/>
      <text:p text:style-name="Standard"><text:span text:style-name="T4">Phase 3 Submission by: </text:span><text:span text:style-name="T5">Naveenkumar</text:span></text:p>
      <text:p text:style-name="Standard"><text:span text:style-name="T4">Year:</text:span><text:span text:style-name="T6"> 3rd Year, Information Technology (I.T)</text:span></text:p>
      <text:p text:style-name="P1"/>
      <text:p text:style-name="Standard"><text:span text:style-name="T4">Table of Contents</text:span></text:p>
      <text:p text:style-name="Standard"><text:span text:style-name="T4">1. [Introduction]</text:span></text:p>
      <text:p text:style-name="Standard"><text:span text:style-name="T4">2. [Database Setup]</text:span></text:p>
      <text:p text:style-name="Standard"><text:span text:style-name="T4">3. [Data Ingestion]</text:span></text:p>
      <text:p text:style-name="Standard"><text:span text:style-name="T4">4. [Data Transformation]</text:span></text:p>
      <text:p text:style-name="Standard"><text:span text:style-name="T4">5. [Initial Analysis]</text:span></text:p>
      <text:p text:style-name="Standard"><text:span text:style-name="T4"><text:s text:c="3"/>- [Data Exploration]</text:span></text:p>
      <text:p text:style-name="Standard"><text:span text:style-name="T4"><text:s text:c="3"/>- [Machine Learning (Basic)]</text:span></text:p>
      <text:p text:style-name="Standard"><text:span text:style-name="T4">6. [Conclusion]</text:span></text:p>
      <text:p text:style-name="P2"/>
      <text:p text:style-name="P1"/>
      <text:p text:style-name="P1"/>
      <text:p text:style-name="Standard"><text:span text:style-name="T4">1. Introduction</text:span></text:p>
      <text:p text:style-name="P1"/>
      <text:p text:style-name="Standard"><text:span text:style-name="T7">This document represents Phase 3 of the "Big Data Analysis" project, submitted by </text:span><text:span text:style-name="T8">Naveenkumar</text:span><text:span text:style-name="T7">, a 3rd-year student of Information Technology (I.T)Phase 3, titled "Development Part 1," focuses on setting up the database, ingesting data, performing data transformation, and initiating initial data analysis.</text:span></text:p>
      <text:p text:style-name="P1"/>
      <text:p text:style-name="Standard"><text:span text:style-name="T4">2. Database Setup</text:span></text:p>
      <text:p text:style-name="P1"/>
      <text:p text:style-name="Standard"><text:soft-page-break/><text:span text:style-name="T9">Objective:</text:span><text:span text:style-name="T7"> Begin building the big data analysis solution by setting up the IBM Cloud Databases.</text:span></text:p>
      <text:p text:style-name="P1"/>
      <text:p text:style-name="Standard"><text:span text:style-name="T9">What to Do:</text:span></text:p>
      <text:p text:style-name="Standard"><text:span text:style-name="T7">- The IBM Cloud Database is preconfigured for the project, with connection details and necessary permissions.</text:span></text:p>
      <text:p text:style-name="Standard"><text:span text:style-name="T7">- Ensure that the database is provisioned and configured to accommodate the selected datasets, such as airline-delay-and-cancellation-data-2009-2018</text:span></text:p>
      <text:p text:style-name="P1"/>
      <text:p text:style-name="Standard"><text:span text:style-name="T4">3. Data Ingestion</text:span></text:p>
      <text:p text:style-name="P1"/>
      <text:p text:style-name="Standard"><text:span text:style-name="T9">Objective</text:span><text:span text:style-name="T7">: Describe how you'll ingest the selected datasets into the databases.</text:span></text:p>
      <text:p text:style-name="P1"/>
      <text:p text:style-name="Standard"><text:span text:style-name="T9">What to Do:</text:span></text:p>
      <text:p text:style-name="Standard"><text:span text:style-name="T7">- Create a data ingestion process to transfer the airline-delay-and-cancellation-data-2009-2018 <text:s/>dataset into the IBM Cloud Database.</text:span></text:p>
      <text:p text:style-name="Standard"><text:span text:style-name="T7">- Implement the data loading procedure, which can include batch uploads, streaming, or other methods based on dataset size and structure.</text:span></text:p>
      <text:p text:style-name="P1"/>
      <text:p text:style-name="Standard"><text:span text:style-name="T4">4. Data Transformation</text:span><text:bookmark text:name="_GoBack"/></text:p>
      <text:p text:style-name="P1"/>
      <text:p text:style-name="Standard"><text:span text:style-name="T9">Objective:</text:span><text:span text:style-name="T7"> Explain any data preprocessing or transformation steps required to prepare the data for analysis.</text:span></text:p>
      <text:p text:style-name="P1"/>
      <text:p text:style-name="Standard"><text:span text:style-name="T9">What to Do:</text:span></text:p>
      <text:p text:style-name="Standard"><text:span text:style-name="T7">- Perform data preprocessing tasks to ensure the data is in a suitable format for analysis. These tasks may include handling missing values, scaling, normalizing, and converting data types.</text:span></text:p>
      <text:p text:style-name="Standard"><text:span text:style-name="T7">- Document all data transformation steps for reproducibility and clarity.</text:span></text:p>
      <text:p text:style-name="P1"/>
      <text:p text:style-name="Standard"><text:soft-page-break/><text:span text:style-name="T4">5. Initial Analysis</text:span></text:p>
      <text:p text:style-name="P1"/>
      <text:p text:style-name="Standard"><text:span text:style-name="T9">Objective</text:span><text:span text:style-name="T7">: Provide details about the initial data analysis steps, including running basic queries and scripts.</text:span></text:p>
      <text:p text:style-name="P1"/>
      <text:p text:style-name="Standard"><text:span text:style-name="T10">Data Exploration</text:span></text:p>
      <text:p text:style-name="P1"/>
      <text:p text:style-name="Standard"><text:span text:style-name="T9">What to Do:</text:span></text:p>
      <text:p text:style-name="Standard"><text:span text:style-name="T7">- Utilize Python libraries for data analysis, such as Pandas, Matplotlib, and Seaborn, to explore the dataset.</text:span></text:p>
      <text:p text:style-name="Standard"><text:span text:style-name="T7">- Perform preliminary analysis, including summary statistics, histograms, scatter plots, and correlation analysis.</text:span></text:p>
      <text:p text:style-name="P1"/>
      <text:p text:style-name="Standard"><text:span text:style-name="T10">Machine Learning (Basic)</text:span></text:p>
      <text:p text:style-name="P1"/>
      <text:p text:style-name="Standard"><text:span text:style-name="T9">What to Do:</text:span></text:p>
      <text:p text:style-name="Standard"><text:span text:style-name="T7">- Optionally, apply basic machine learning techniques for analysis. In this example, Linear Regression is used for basic regression analysis, and you may explore other algorithms like classification, clustering, or advanced regression.</text:span></text:p>
      <text:p text:style-name="Standard"><text:span text:style-name="T7">- Evaluate the performance of the machine learning models using relevant metrics (e.g., Mean Squared Error for regression).</text:span></text:p>
      <text:p text:style-name="P1"/>
      <text:p text:style-name="Standard"><text:span text:style-name="T4">6. Conclusion</text:span></text:p>
      <text:p text:style-name="P1"/>
      <text:p text:style-name="Standard"><text:span text:style-name="T7">Phase 3, "Development Part 1," sets the foundation for the big data analysis project by configuring the database, ingesting data, and initiating initial data analysis. The completion of this phase facilitates further exploration and in-depth analysis in subsequent project phases.</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IN" style:letter-kerning="false" style:font-name-asian="Arial1" style:font-size-asian="11pt" style:language-asian="en" style:country-asian="IN"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IN" style:letter-kerning="false" style:font-name-asian="Arial1" style:font-size-asian="11pt" style:language-asian="en" style:country-asian="IN"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itya kishor</meta:initial-creator>
    <meta:editing-cycles>3</meta:editing-cycles>
    <meta:creation-date>2023-10-16T18:23:00</meta:creation-date>
    <dc:date>2023-10-26T22:18:45.859530242</dc:date>
    <meta:editing-duration>PT59S</meta:editing-duration>
    <meta:generator>LibreOffice/6.0.7.3$Linux_X86_64 LibreOffice_project/00m0$Build-3</meta:generator>
    <meta:document-statistic meta:table-count="0" meta:image-count="0" meta:object-count="0" meta:page-count="3" meta:paragraph-count="42" meta:word-count="410" meta:character-count="2876" meta:non-whitespace-character-count="250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